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Table_20_Contents">
      <style:text-properties officeooo:rsid="0012dcd0" officeooo:paragraph-rsid="0012dcd0"/>
    </style:style>
    <style:style style:name="P11" style:family="paragraph" style:parent-style-name="Table_20_Contents">
      <style:text-properties officeooo:rsid="001404cc" officeooo:paragraph-rsid="001404cc"/>
    </style:style>
    <style:style style:name="P12" style:family="paragraph" style:parent-style-name="Table_20_Contents">
      <style:text-properties officeooo:rsid="0014476a" officeooo:paragraph-rsid="0014476a"/>
    </style:style>
    <style:style style:name="P13" style:family="paragraph" style:parent-style-name="Table_20_Contents">
      <style:text-properties officeooo:rsid="00146f50" officeooo:paragraph-rsid="00146f50"/>
    </style:style>
    <style:style style:name="P14" style:family="paragraph" style:parent-style-name="Table_20_Contents">
      <style:text-properties officeooo:rsid="0017957d" officeooo:paragraph-rsid="0017957d"/>
    </style:style>
    <style:style style:name="P15" style:family="paragraph" style:parent-style-name="Table_20_Contents">
      <style:text-properties officeooo:rsid="001f8cbc" officeooo:paragraph-rsid="001f8cbc"/>
    </style:style>
    <style:style style:name="P16" style:family="paragraph" style:parent-style-name="Table_20_Contents">
      <style:text-properties officeooo:rsid="0020bd39" officeooo:paragraph-rsid="0020bd39"/>
    </style:style>
    <style:style style:name="P17" style:family="paragraph" style:parent-style-name="Preformatted_20_Text">
      <style:paragraph-properties fo:margin-top="0in" fo:margin-bottom="0.1965in" loext:contextual-spacing="false"/>
    </style:style>
    <style:style style:name="P18" style:family="paragraph" style:parent-style-name="Preformatted_20_Text">
      <style:paragraph-properties fo:margin-top="0in" fo:margin-bottom="0.1965in" loext:contextual-spacing="false"/>
      <style:text-properties officeooo:rsid="0017d404" officeooo:paragraph-rsid="0017d404"/>
    </style:style>
    <style:style style:name="P19" style:family="paragraph" style:parent-style-name="Preformatted_20_Text">
      <style:paragraph-properties fo:margin-top="0in" fo:margin-bottom="0.1965in" loext:contextual-spacing="false"/>
      <style:text-properties fo:font-style="italic" officeooo:rsid="0017d404" officeooo:paragraph-rsid="0017d404" style:font-style-asian="italic" style:font-style-complex="italic"/>
    </style:style>
    <style:style style:name="P20" style:family="paragraph" style:parent-style-name="Preformatted_20_Text">
      <style:text-properties officeooo:rsid="0017957d" officeooo:paragraph-rsid="0017957d"/>
    </style:style>
    <style:style style:name="P21" style:family="paragraph" style:parent-style-name="Heading_20_2">
      <style:text-properties officeooo:rsid="0012dcd0" officeooo:paragraph-rsid="0012dcd0"/>
    </style:style>
    <style:style style:name="P22" style:family="paragraph" style:parent-style-name="Text_20_body">
      <style:text-properties officeooo:rsid="00146f50" officeooo:paragraph-rsid="00146f50"/>
    </style:style>
    <style:style style:name="P23" style:family="paragraph" style:parent-style-name="Text_20_body">
      <style:paragraph-properties fo:margin-top="0in" fo:margin-bottom="0in" loext:contextual-spacing="false"/>
    </style:style>
    <style:style style:name="P24" style:family="paragraph" style:parent-style-name="Table_20_Contents">
      <style:text-properties officeooo:rsid="0012dcd0" officeooo:paragraph-rsid="0012dcd0"/>
    </style:style>
    <style:style style:name="P25" style:family="paragraph" style:parent-style-name="Table_20_Contents">
      <style:text-properties officeooo:rsid="0029b4e6" officeooo:paragraph-rsid="0029b4e6"/>
    </style:style>
    <style:style style:name="P26" style:family="paragraph" style:parent-style-name="Table_20_Contents">
      <style:text-properties officeooo:rsid="002b7d03" officeooo:paragraph-rsid="002b7d03"/>
    </style:style>
    <style:style style:name="P27" style:family="paragraph" style:parent-style-name="Table_20_Contents">
      <style:text-properties officeooo:rsid="002c6685" officeooo:paragraph-rsid="002c6685"/>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7">
      <style:text-properties officeooo:rsid="0012dcd0" officeooo:paragraph-rsid="0012dcd0"/>
    </style:style>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2">
      <style:paragraph-properties fo:margin-top="0in" fo:margin-bottom="0in" loext:contextual-spacing="false"/>
    </style:style>
    <style:style style:name="P33" style:family="paragraph" style:parent-style-name="Text_20_body" style:list-style-name="L3">
      <style:paragraph-properties fo:margin-top="0in" fo:margin-bottom="0in" loext:contextual-spacing="false"/>
    </style:style>
    <style:style style:name="P34" style:family="paragraph" style:parent-style-name="Text_20_body" style:list-style-name="L4">
      <style:paragraph-properties fo:margin-top="0in" fo:margin-bottom="0in" loext:contextual-spacing="false"/>
    </style:style>
    <style:style style:name="P35"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officeooo:rsid="0019c5d3"/>
    </style:style>
    <style:style style:name="T8" style:family="text">
      <style:text-properties officeooo:rsid="001b3fe4"/>
    </style:style>
    <style:style style:name="T9" style:family="text">
      <style:text-properties officeooo:rsid="002c668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336115535728">
          <table:table-cell table:style-name="Table1.A1" table:number-columns-spanned="2" office:value-type="string">
            <text:p text:style-name="P1">Linux tools</text:p>
          </table:table-cell>
          <table:covered-table-cell/>
        </table:table-row>
        <table:table-row table:style-name="TableLine94336106181920">
          <table:table-cell table:style-name="Table1.A2" office:value-type="string">
            <text:p text:style-name="P1">Iptables</text:p>
          </table:table-cell>
          <table:table-cell table:style-name="Table1.B2" office:value-type="string">
            <text:p text:style-name="Table_20_Contents"/>
          </table:table-cell>
        </table:table-row>
        <table:table-row table:style-name="TableLine94336106039888">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4336106040528">
          <table:table-cell table:style-name="Table1.A2" office:value-type="string">
            <text:p text:style-name="P1">Wireshark</text:p>
          </table:table-cell>
          <table:table-cell table:style-name="Table1.B2" office:value-type="string">
            <text:p text:style-name="Table_20_Contents"/>
          </table:table-cell>
        </table:table-row>
        <table:table-row table:style-name="TableLine94336106041328">
          <table:table-cell table:style-name="Table1.A2" office:value-type="string">
            <text:p text:style-name="P1">Dig</text:p>
          </table:table-cell>
          <table:table-cell table:style-name="Table1.B2" office:value-type="string">
            <text:p text:style-name="Table_20_Contents"/>
          </table:table-cell>
        </table:table-row>
        <table:table-row table:style-name="TableLine94336106042128">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17"><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471618569" text:style-name="L1">
              <text:list-item>
                <text:p text:style-name="P31"><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2520011001" text:style-name="L2">
              <text:list-item>
                <text:p text:style-name="P32"><text:span text:style-name="Strong_20_Emphasis">NF:</text:span> NF command keeps a count of the number of fields within the current input record. </text:p>
              </text:list-item>
            </text:list>
            <text:list xml:id="list2445744050" text:style-name="L3">
              <text:list-item>
                <text:p text:style-name="P33"><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1489853073" text:style-name="L4">
              <text:list-item>
                <text:p text:style-name="P34"><text:span text:style-name="Strong_20_Emphasis">RS:</text:span> RS command stores the current record separator character. Since, by default, an input line is the input record, <text:soft-page-break/>the default record separator character is a newline. </text:p>
              </text:list-item>
            </text:list>
            <text:list xml:id="list2642373815" text:style-name="L5">
              <text:list-item>
                <text:p text:style-name="P35"><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146498936" text:style-name="L6">
              <text:list-item>
                <text:p text:style-name="P28"><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able:table-cell>
          <table:table-cell table:style-name="Table1.B2" office:value-type="string">
            <text:p text:style-name="Table_20_Contents"/>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0">#grep -R “pattern” “path”</text:p>
            <text:p text:style-name="P10"/>
            <text:p text:style-name="P11">#grep -Rn “test” .</text:p>
            <text:p text:style-name="P11">- recursive search the pattern “test” in current directory, with output of line number as “n” is passed as an argument.</text:p>
            <text:p text:style-name="P11"/>
          </table:table-cell>
          <table:table-cell table:style-name="Table1.B2" office:value-type="string">
            <text:p text:style-name="P10">Recursively searched pattern=pattern starting from path=path, I.e the pattern is searched even within the files.</text:p>
            <text:p text:style-name="P10"/>
            <text:p text:style-name="Table_20_Contents"/>
          </table:table-cell>
        </table:table-row>
        <table:table-row table:style-name="Table1.7">
          <table:table-cell table:style-name="Table1.A2" office:value-type="string">
            <text:p text:style-name="P12"><text:span text:style-name="T5">#l</text:span>ogrotate <text:span text:style-name="T5">[options] path_of_config</text:span></text:p>
            <text:p text:style-name="P12"/>
            <text:p text:style-name="P14">example of config file:</text:p>
            <text:p text:style-name="P20">/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17">}</text:p>
            <text:p text:style-name="P17"/>
            <text:p text:style-name="P18">#logrotate -d <text:span text:style-name="T6">/ path/ to / config_file</text:span></text:p>
            <text:p text:style-name="P19"><text:soft-page-break/></text:p>
            <text:p text:style-name="P12"/>
          </table:table-cell>
          <table:table-cell table:style-name="Table1.B2" office:value-type="string">
            <text:p text:style-name="P10"><text:span text:style-name="T8"># </text:span>logrotate is designed to ease administration of systems <text:s/>that <text:s/>generat<text:span text:style-name="T7">e </text:span>large numbers of log files. <text:s/>It allows automatic rotation, compression,</text:p>
            <text:p text:style-name="P10">removal, and mailing of log files. <text:s/>Each log file may be handled daily, weekly, monthly, or when it grows too large.</text:p>
          </table:table-cell>
        </table:table-row>
        <table:table-row table:style-name="Table1.7">
          <table:table-cell table:style-name="Table1.A2" office:value-type="string">
            <text:p text:style-name="P13">Writing a cron job for backup.</text:p>
            <text:p text:style-name="P13"/>
            <text:p text:style-name="P22">The time parameter isn’t enough to set in this example. We will utilize a condition to specify that the particular script should be executed on every month’s first Monday:</text:p>
            <text:p text:style-name="P23">0 2 * * mon  [ $(date +%d) -le 07 ] &amp;&amp; /script/testscript.sh</text:p>
            <text:p text:style-name="P13"/>
            <text:p text:style-name="P13"/>
            <text:p text:style-name="P13"/>
            <text:p text:style-name="P13"><text:a xlink:type="simple" xlink:href="https://linuxhint.com/a-beginners-guide-to-crontab-on-centos/" text:style-name="Internet_20_link" text:visited-style-name="Visited_20_Internet_20_Link">https://linuxhint.com/a-beginners-guide-to-crontab-on-centos/</text:a></text:p>
            <text:p text:style-name="P13"/>
          </table:table-cell>
          <table:table-cell table:style-name="Table1.B2" office:value-type="string">
            <text:h text:style-name="P21" text:outline-level="2"><text:bookmark text:name="25"/>Handling Cronjob Errors:</text:h>
            <text:h text:style-name="Heading_20_2" text:outline-level="2">Method 1: Using /dev/null</text:h>
            <text:p text:style-name="Text_20_body">Instead of receiving an email alert, you can easily send our cronjob errors and log to dev/null. Everything we send or write to dev/null is discarded.</text:p>
            <text:p text:style-name="P23">* * * * * cd /home/linuxhint &amp;&amp; /bin/bash shell-testscript.sh &gt; /dev/null 2&gt;&amp;1</text:p>
            <text:p text:style-name="P10"/>
            <text:list xml:id="list1787194928" text:style-name="L7">
              <text:list-item>
                <text:p text:style-name="P30">The “<text:span text:style-name="Strong_20_Emphasis">&gt; /dev/null</text:span>” part of the command instructs cron to redirect the Standard Output (STDOUT) to /dev/null. </text:p>
              </text:list-item>
              <text:list-item>
                <text:p text:style-name="P29">The file descriptor “<text:span text:style-name="Strong_20_Emphasis">2</text:span>” is for Standard Error (STDERR), whereas Standard Out’s file descriptor is “1”. </text:p>
              </text:list-item>
            </text:list>
            <text:p text:style-name="P10"/>
          </table:table-cell>
        </table:table-row>
        <table:table-row table:style-name="Table1.7">
          <table:table-cell table:style-name="Table1.A2" office:value-type="string">
            <text:p text:style-name="P15">Diff:</text:p>
            <text:p text:style-name="P16">- output the difference and responses to make two files similar.</text:p>
            <text:p text:style-name="P16"/>
            <text:p text:style-name="P15"/>
          </table:table-cell>
          <table:table-cell table:style-name="Table1.B2" office:value-type="string">
            <text:p text:style-name="P10"/>
          </table:table-cell>
        </table:table-row>
        <table:table-row table:style-name="Table1.7">
          <table:table-cell table:style-name="Table1.A2" office:value-type="string">
            <text:p text:style-name="P26">#less</text:p>
            <text:p text:style-name="P26">- <text:span text:style-name="T9">search pattern with “/ pattern”</text:span></text:p>
            <text:p text:style-name="P27">return only matching pattern with “&amp; pattern”</text:p>
            <text:p text:style-name="P25"/>
          </table:table-cell>
          <table:table-cell table:style-name="Table1.B2" office:value-type="string">
            <text:p text:style-name="P10"/>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1-11-28T10:41:55.046264143</dc:date>
    <meta:editing-duration>PT12H25M52S</meta:editing-duration>
    <meta:editing-cycles>25</meta:editing-cycles>
    <meta:document-statistic meta:table-count="1" meta:image-count="0" meta:object-count="0" meta:page-count="3" meta:paragraph-count="68" meta:word-count="611" meta:character-count="3676" meta:non-whitespace-character-count="3106"/>
  </office:meta>
</office:document-meta>
</file>